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MS Sans Serif" svg:font-family="&quot;MS Sans Serif&quot;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19">
      <style:table-cell-properties style:vertical-align="automatic" style:repeat-content="false"/>
      <style:paragraph-properties fo:text-align="center"/>
    </style:style>
    <style:style style:name="ce4" style:family="table-cell" style:parent-style-name="Default" style:data-style-name="N19">
      <style:text-properties fo:color="#000000" style:font-name="MS Sans Serif" style:font-name-asian="MS Sans Serif" style:font-name-complex="MS Sans Serif" fo:font-size="8pt" style:font-size-asian="8pt" style:font-size-complex="8pt"/>
    </style:style>
    <style:style style:name="ce5" style:family="table-cell" style:parent-style-name="Default" style:data-style-name="N19">
      <style:table-cell-properties style:vertical-align="automatic" style:repeat-content="false"/>
      <style:paragraph-properties fo:text-align="center"/>
      <style:text-properties fo:color="#000000" style:font-name="MS Sans Serif" style:font-name-asian="MS Sans Serif" style:font-name-complex="MS Sans Serif" fo:font-size="8pt" style:font-size-asian="8pt" style:font-size-complex="8pt"/>
    </style:style>
    <style:style style:name="ce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wrap-option="wrap" fo:background-color="#C0C0C0" style:repeat-content="false"/>
      <style:paragraph-properties fo:text-align="center"/>
      <style:text-properties fo:color="#000000" style:font-name="MS Sans Serif" style:font-name-asian="MS Sans Serif" style:font-name-complex="MS Sans Serif" fo:font-size="8pt" style:font-size-asian="8pt" style:font-size-complex="8pt"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top" fo:wrap-option="wrap"/>
      <style:text-properties fo:color="#000000" style:font-name="MS Sans Serif" style:font-name-asian="MS Sans Serif" style:font-name-complex="MS Sans Serif" fo:font-size="8pt" style:font-size-asian="8pt" style:font-size-complex="8pt"/>
    </style:style>
    <style:style style:name="ce8" style:family="table-cell" style:parent-style-name="Default" style:data-style-name="N0">
      <style:text-properties fo:color="#FF0000" style:font-name="MS Sans Serif" style:font-name-asian="MS Sans Serif" style:font-name-complex="MS Sans Serif" fo:font-size="8pt" style:font-size-asian="8pt" style:font-size-complex="8pt"/>
    </style:style>
    <style:style style:name="ce9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FF0000" style:font-name="MS Sans Serif" style:font-name-asian="MS Sans Serif" style:font-name-complex="MS Sans Serif" fo:font-size="8pt" style:font-size-asian="8pt" style:font-size-complex="8pt"/>
    </style:style>
    <style:style style:name="ce10" style:family="table-cell" style:parent-style-name="Default" style:data-style-name="N36">
      <style:table-cell-properties fo:background-color="#FFFFFF"/>
      <style:text-properties fo:color="#FF0000" style:font-name="MS Sans Serif" style:font-name-asian="MS Sans Serif" style:font-name-complex="MS Sans Serif" fo:font-size="8pt" style:font-size-asian="8pt" style:font-size-complex="8pt"/>
    </style:style>
    <style:style style:name="ce11" style:family="table-cell" style:parent-style-name="Default" style:data-style-name="N36">
      <style:text-properties fo:color="#FF0000" style:font-name="MS Sans Serif" style:font-name-asian="MS Sans Serif" style:font-name-complex="MS Sans Serif" fo:font-size="8pt" style:font-size-asian="8pt" style:font-size-complex="8pt"/>
    </style:style>
    <style:style style:name="ce12" style:family="table-cell" style:parent-style-name="Default" style:data-style-name="N19">
      <style:table-cell-properties style:vertical-align="automatic" style:repeat-content="false"/>
      <style:paragraph-properties fo:text-align="center"/>
      <style:text-properties fo:color="#FF0000" style:font-name="MS Sans Serif" style:font-name-asian="MS Sans Serif" style:font-name-complex="MS Sans Serif" fo:font-size="8pt" style:font-size-asian="8pt" style:font-size-complex="8pt"/>
    </style:style>
    <style:style style:name="ce13" style:family="table-cell" style:parent-style-name="Normal_Hoja1" style:data-style-name="N0">
      <style:table-cell-properties fo:border="thin solid #000000" style:vertical-align="automatic" fo:background-color="#C0C0C0" style:cell-protect="protected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/>
    </style:style>
    <style:style style:name="ce14" style:family="table-cell" style:parent-style-name="Normal_Hoja1" style:data-style-name="N0">
      <style:table-cell-properties fo:border="thin solid #C0C0C0" style:vertical-align="automatic" fo:wrap-option="wrap" fo:background-color="transparent" style:cell-protect="protected" style:repeat-content="false"/>
      <style:paragraph-properties fo:text-align="end" fo:margin-right="0cm"/>
      <style:text-properties fo:color="#000000" style:font-name="Calibri" style:font-name-asian="Calibri" style:font-name-complex="Calibri" fo:font-size="11pt" style:font-size-asian="11pt" style:font-size-complex="11pt"/>
    </style:style>
    <style:style style:name="ce15" style:family="table-cell" style:parent-style-name="Normal_Hoja1" style:data-style-name="N0">
      <style:table-cell-properties fo:border="thin solid #C0C0C0" style:vertical-align="automatic" fo:wrap-option="wrap" fo:background-color="transparent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16" style:family="table-cell" style:parent-style-name="Normal_Hoja1" style:data-style-name="N20">
      <style:table-cell-properties fo:border="thin solid #C0C0C0" style:vertical-align="automatic" fo:wrap-option="wrap" fo:background-color="transparent" style:cell-protect="protected" style:repeat-content="false"/>
      <style:paragraph-properties fo:text-align="end" fo:margin-right="0cm"/>
      <style:text-properties fo:color="#000000" style:font-name="Calibri" style:font-name-asian="Calibri" style:font-name-complex="Calibri" fo:font-size="11pt" style:font-size-asian="11pt" style:font-size-complex="11pt"/>
    </style:style>
    <style:style style:name="ce17" style:family="table-cell" style:parent-style-name="Normal_Hoja1" style:data-style-name="N0">
      <style:table-cell-properties fo:border="thin solid #C0C0C0" style:vertical-align="automatic" fo:wrap-option="wrap" fo:background-color="#FFFF00" style:cell-protect="protected" style:repeat-content="false"/>
      <style:paragraph-properties fo:text-align="end" fo:margin-right="0cm"/>
      <style:text-properties fo:color="#000000" style:font-name="Calibri" style:font-name-asian="Calibri" style:font-name-complex="Calibri" fo:font-size="11pt" style:font-size-asian="11pt" style:font-size-complex="11pt"/>
    </style:style>
    <style:style style:name="ce18" style:family="table-cell" style:parent-style-name="Buena" style:data-style-name="N0">
      <style:table-cell-properties fo:background-color="#C6EFCE"/>
      <style:text-properties fo:color="#006100"/>
    </style:style>
    <style:style style:name="ce19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000000" style:font-name="MS Sans Serif" style:font-name-asian="MS Sans Serif" style:font-name-complex="MS Sans Serif" fo:font-size="10pt" style:font-size-asian="10pt" style:font-size-complex="10pt" fo:font-weight="bold" style:font-weight-asian="bold" style:font-weight-complex="bold"/>
    </style:style>
    <style:style style:name="ce20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#00FFFF" style:repeat-content="false"/>
      <style:paragraph-properties fo:text-align="center"/>
      <style:text-properties fo:color="#000000" style:font-name="MS Sans Serif" style:font-name-asian="MS Sans Serif" style:font-name-complex="MS Sans Serif" fo:font-size="10pt" style:font-size-asian="10pt" style:font-size-complex="10pt" fo:font-weight="bold" style:font-weight-asian="bold" style:font-weight-complex="bold"/>
    </style:style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7.72583333333333cm"/>
    </style:style>
    <style:style style:name="co3" style:family="table-column">
      <style:table-column-properties fo:break-before="auto" style:column-width="3.36020833333333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42pt" style:use-optimal-row-height="true" fo:break-before="auto"/>
    </style:style>
    <style:style style:name="ro3" style:family="table-row">
      <style:table-row-properties style:row-height="1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abelle1" table:style-name="ta1">
        <table:table-column table:style-name="co1" table:number-columns-repeated="20" table:default-cell-style-name="ce1"/>
        <table:table-column table:style-name="co2" table:default-cell-style-name="ce1"/>
        <table:table-column table:style-name="co1" table:number-columns-repeated="16363" table:default-cell-style-name="ce1"/>
        <table:table-row table:style-name="ro1">
          <table:table-cell table:style-name="ce1"/>
          <table:table-cell office:value-type="string" table:number-columns-spanned="2" table:number-rows-spanned="1" table:style-name="ce19">
            <text:p>Supplier:</text:p>
          </table:table-cell>
          <table:covered-table-cell/>
          <table:table-cell office:value-type="float" office:value="634" table:number-columns-spanned="2" table:number-rows-spanned="1" table:style-name="ce20">
            <text:p>634</text:p>
          </table:table-cell>
          <table:covered-table-cell/>
          <table:table-cell table:number-columns-spanned="6" table:number-rows-spanned="1" table:style-name="ce19"/>
          <table:covered-table-cell table:number-columns-repeated="5"/>
          <table:table-cell table:number-columns-repeated="2" table:style-name="ce1"/>
          <table:table-cell table:style-name="ce2"/>
          <table:table-cell table:style-name="ce3"/>
          <table:table-cell table:number-columns-repeated="6" table:style-name="ce2"/>
          <table:table-cell table:style-name="ce4"/>
          <table:table-cell table:style-name="ce5"/>
          <table:table-cell table:number-columns-repeated="16361" table:style-name="ce1"/>
        </table:table-row>
        <table:table-row table:style-name="ro2">
          <table:table-cell table:style-name="ce1"/>
          <table:table-cell office:value-type="string" table:style-name="ce6">
            <text:p><text:s/>BP</text:p>
          </table:table-cell>
          <table:table-cell office:value-type="string" table:style-name="ce6">
            <text:p>O-Typ</text:p>
          </table:table-cell>
          <table:table-cell office:value-type="string" table:style-name="ce6">
            <text:p>Order No</text:p>
          </table:table-cell>
          <table:table-cell office:value-type="string" table:style-name="ce6">
            <text:p>Line</text:p>
          </table:table-cell>
          <table:table-cell office:value-type="string" table:style-name="ce6">
            <text:p>VN ID</text:p>
          </table:table-cell>
          <table:table-cell office:value-type="string" table:style-name="ce6">
            <text:p>Short Item</text:p>
          </table:table-cell>
          <table:table-cell office:value-type="string" table:style-name="ce6">
            <text:p>New Item</text:p>
          </table:table-cell>
          <table:table-cell office:value-type="string" table:style-name="ce6">
            <text:p>Old Item</text:p>
          </table:table-cell>
          <table:table-cell office:value-type="string" table:style-name="ce6">
            <text:p>Supplier Item</text:p>
          </table:table-cell>
          <table:table-cell office:value-type="string" table:style-name="ce6">
            <text:p>Qty Ordered</text:p>
          </table:table-cell>
          <table:table-cell office:value-type="string" table:style-name="ce6">
            <text:p>Qty Shipped</text:p>
          </table:table-cell>
          <table:table-cell office:value-type="string" table:style-name="ce6">
            <text:p>Qty Open</text:p>
          </table:table-cell>
          <table:table-cell office:value-type="string" table:style-name="ce6">
            <text:p>Requested Date</text:p>
          </table:table-cell>
          <table:table-cell office:value-type="string" table:style-name="ce6">
            <text:p>Promised Date</text:p>
          </table:table-cell>
          <table:table-cell office:value-type="string" table:style-name="ce6">
            <text:p>Promised Week</text:p>
          </table:table-cell>
          <table:table-cell office:value-type="string" table:style-name="ce6">
            <text:p>Shipping Date</text:p>
          </table:table-cell>
          <table:table-cell table:number-columns-repeated="2" table:style-name="ce6"/>
          <table:table-cell office:value-type="string" table:style-name="ce6">
            <text:p>New Delivery Date DD/MM/YY</text:p>
          </table:table-cell>
          <table:table-cell office:value-type="string" table:style-name="ce6">
            <text:p>Comment for Delay</text:p>
          </table:table-cell>
          <table:table-cell office:value-type="string" table:style-name="ce6">
            <text:p>New Orderline Text</text:p>
          </table:table-cell>
          <table:table-cell office:value-type="string" table:style-name="ce6">
            <text:p>Air</text:p>
          </table:table-cell>
          <table:table-cell table:style-name="ce7"/>
          <table:table-cell table:number-columns-repeated="16360"/>
        </table:table-row>
        <table:table-row table:style-name="ro1">
          <table:table-cell office:value-type="string" office:string-value="144359113" table:formula="of:=CONCATENATE([.D3];[.E3])" table:style-name="ce18">
            <text:p>144359113</text:p>
          </table:table-cell>
          <table:table-cell office:value-type="string" table:style-name="ce8">
            <text:p><text:s text:c="10"/>L1</text:p>
          </table:table-cell>
          <table:table-cell office:value-type="string" table:style-name="ce9">
            <text:p>OP</text:p>
          </table:table-cell>
          <table:table-cell office:value-type="float" office:value="1443591" table:style-name="ce8">
            <text:p>1443591</text:p>
          </table:table-cell>
          <table:table-cell office:value-type="float" office:value="13" table:style-name="ce9">
            <text:p>13</text:p>
          </table:table-cell>
          <table:table-cell office:value-type="string" table:style-name="ce8">
            <text:p>42812</text:p>
          </table:table-cell>
          <table:table-cell office:value-type="float" office:value="89615" table:style-name="ce8">
            <text:p>89615</text:p>
          </table:table-cell>
          <table:table-cell office:value-type="string" table:style-name="ce8">
            <text:p>ORAR00119-WU7T1</text:p>
          </table:table-cell>
          <table:table-cell office:value-type="string" table:style-name="ce8">
            <text:p>O119WU7T1</text:p>
          </table:table-cell>
          <table:table-cell office:value-type="string" table:style-name="ce8">
            <text:p/>
          </table:table-cell>
          <table:table-cell office:value-type="float" office:value="30000" table:style-name="ce10">
            <text:p>30,000<text:s/></text:p>
          </table:table-cell>
          <table:table-cell office:value-type="float" office:value="21657" table:style-name="ce11">
            <text:p>21,657<text:s/></text:p>
          </table:table-cell>
          <table:table-cell office:value-type="float" office:value="8343" table:style-name="ce11">
            <text:p>8,343<text:s/></text:p>
          </table:table-cell>
          <table:table-cell office:value-type="string" table:style-name="ce12">
            <text:p>15/07/22</text:p>
          </table:table-cell>
          <table:table-cell office:value-type="string" table:style-name="ce9">
            <text:p>15/07/22</text:p>
          </table:table-cell>
          <table:table-cell office:value-type="string" table:style-name="ce9">
            <text:p>28/22</text:p>
          </table:table-cell>
          <table:table-cell office:value-type="string" table:style-name="ce9">
            <text:p>02/07/22</text:p>
          </table:table-cell>
          <table:table-cell office:value-type="float" office:value="8343" table:formula="of:=VLOOKUP([.A3];[Hoja1.$A$2:.$I$42];9;0)" table:style-name="ce9">
            <text:p>8343</text:p>
          </table:table-cell>
          <table:table-cell office:value-type="string" office:string-value="" table:formula="of:=IF([.R3]=[.M3];&quot;&quot;;&quot;R&quot;)" table:style-name="ce9"/>
          <table:table-cell office:value-type="string" table:style-name="ce9">
            <text:p><text:s/></text:p>
          </table:table-cell>
          <table:table-cell office:value-type="string" table:style-name="ce9">
            <text:p>missing Early Warning messages</text:p>
          </table:table-cell>
          <table:table-cell office:value-type="string" table:style-name="ce8">
            <text:p>OOR 140722</text:p>
          </table:table-cell>
          <table:table-cell office:value-type="string" table:style-name="ce9">
            <text:p/>
          </table:table-cell>
          <table:table-cell table:number-columns-repeated="16361" table:style-name="ce1"/>
        </table:table-row>
        <table:table-row table:style-name="ro1">
          <table:table-cell table:number-columns-repeated="18" table:style-name="ce1"/>
          <table:table-cell office:value-type="string" office:string-value="" table:formula="of:=IF([.R4]=[.M4];&quot;&quot;;&quot;R&quot;)" table:style-name="ce9"/>
          <table:table-cell table:number-columns-repeated="16365" table:style-name="ce1"/>
        </table:table-row>
        <table:table-row table:style-name="ro1">
          <table:table-cell table:number-columns-repeated="18" table:style-name="ce1"/>
          <table:table-cell office:value-type="string" office:string-value="" table:formula="of:=IF([.R5]=[.M5];&quot;&quot;;&quot;R&quot;)" table:style-name="ce9"/>
          <table:table-cell table:number-columns-repeated="16365" table:style-name="ce1"/>
        </table:table-row>
        <table:table-row table:style-name="ro1">
          <table:table-cell table:number-columns-repeated="18" table:style-name="ce1"/>
          <table:table-cell office:value-type="string" office:string-value="" table:formula="of:=IF([.R6]=[.M6];&quot;&quot;;&quot;R&quot;)" table:style-name="ce9"/>
          <table:table-cell table:number-columns-repeated="16365" table:style-name="ce1"/>
        </table:table-row>
        <table:table-row table:style-name="ro1">
          <table:table-cell table:number-columns-repeated="18" table:style-name="ce1"/>
          <table:table-cell office:value-type="string" office:string-value="" table:formula="of:=IF([.R7]=[.M7];&quot;&quot;;&quot;R&quot;)" table:style-name="ce9"/>
          <table:table-cell table:number-columns-repeated="16365" table:style-name="ce1"/>
        </table:table-row>
        <table:table-row table:style-name="ro1">
          <table:table-cell table:number-columns-repeated="18" table:style-name="ce1"/>
          <table:table-cell office:value-type="string" office:string-value="" table:formula="of:=IF([.R8]=[.M8];&quot;&quot;;&quot;R&quot;)" table:style-name="ce9"/>
          <table:table-cell table:number-columns-repeated="16365" table:style-name="ce1"/>
        </table:table-row>
        <table:table-row table:style-name="ro1">
          <table:table-cell table:number-columns-repeated="18" table:style-name="ce1"/>
          <table:table-cell office:value-type="string" office:string-value="" table:formula="of:=IF([.R9]=[.M9];&quot;&quot;;&quot;R&quot;)" table:style-name="ce9"/>
          <table:table-cell table:number-columns-repeated="16365" table:style-name="ce1"/>
        </table:table-row>
        <table:table-row table:style-name="ro1">
          <table:table-cell table:number-columns-repeated="18" table:style-name="ce1"/>
          <table:table-cell office:value-type="string" office:string-value="" table:formula="of:=IF([.R10]=[.M10];&quot;&quot;;&quot;R&quot;)" table:style-name="ce9"/>
          <table:table-cell table:number-columns-repeated="16365" table:style-name="ce1"/>
        </table:table-row>
        <table:table-row table:style-name="ro1">
          <table:table-cell table:number-columns-repeated="18" table:style-name="ce1"/>
          <table:table-cell office:value-type="string" office:string-value="" table:formula="of:=IF([.R11]=[.M11];&quot;&quot;;&quot;R&quot;)" table:style-name="ce9"/>
          <table:table-cell table:number-columns-repeated="16365" table:style-name="ce1"/>
        </table:table-row>
        <table:table-row table:style-name="ro1">
          <table:table-cell table:number-columns-repeated="18" table:style-name="ce1"/>
          <table:table-cell office:value-type="string" office:string-value="" table:formula="of:=IF([.R12]=[.M12];&quot;&quot;;&quot;R&quot;)" table:style-name="ce9"/>
          <table:table-cell table:number-columns-repeated="16365" table:style-name="ce1"/>
        </table:table-row>
        <table:table-row table:style-name="ro1">
          <table:table-cell table:number-columns-repeated="18" table:style-name="ce1"/>
          <table:table-cell office:value-type="string" office:string-value="" table:formula="of:=IF([.R13]=[.M13];&quot;&quot;;&quot;R&quot;)" table:style-name="ce9"/>
          <table:table-cell table:number-columns-repeated="16365" table:style-name="ce1"/>
        </table:table-row>
        <table:table-row table:style-name="ro1">
          <table:table-cell table:number-columns-repeated="18" table:style-name="ce1"/>
          <table:table-cell office:value-type="string" office:string-value="" table:formula="of:=IF([.R14]=[.M14];&quot;&quot;;&quot;R&quot;)" table:style-name="ce9"/>
          <table:table-cell table:number-columns-repeated="16365" table:style-name="ce1"/>
        </table:table-row>
        <table:table-row table:style-name="ro1">
          <table:table-cell table:number-columns-repeated="18" table:style-name="ce1"/>
          <table:table-cell office:value-type="string" office:string-value="" table:formula="of:=IF([.R15]=[.M15];&quot;&quot;;&quot;R&quot;)" table:style-name="ce9"/>
          <table:table-cell table:number-columns-repeated="16365" table:style-name="ce1"/>
        </table:table-row>
        <table:table-row table:style-name="ro1">
          <table:table-cell table:number-columns-repeated="18" table:style-name="ce1"/>
          <table:table-cell office:value-type="string" office:string-value="" table:formula="of:=IF([.R16]=[.M16];&quot;&quot;;&quot;R&quot;)" table:style-name="ce9"/>
          <table:table-cell table:number-columns-repeated="16365" table:style-name="ce1"/>
        </table:table-row>
        <table:table-row table:style-name="ro1">
          <table:table-cell table:number-columns-repeated="18"/>
          <table:table-cell office:value-type="string" office:string-value="" table:formula="of:=IF([.R17]=[.M17];&quot;&quot;;&quot;R&quot;)" table:style-name="ce9"/>
          <table:table-cell table:number-columns-repeated="16365"/>
        </table:table-row>
        <table:table-row table:style-name="ro1">
          <table:table-cell table:number-columns-repeated="18"/>
          <table:table-cell office:value-type="string" office:string-value="" table:formula="of:=IF([.R18]=[.M18];&quot;&quot;;&quot;R&quot;)" table:style-name="ce9"/>
          <table:table-cell table:number-columns-repeated="16365"/>
        </table:table-row>
        <table:table-row table:style-name="ro1">
          <table:table-cell table:number-columns-repeated="18"/>
          <table:table-cell office:value-type="string" office:string-value="" table:formula="of:=IF([.R19]=[.M19];&quot;&quot;;&quot;R&quot;)" table:style-name="ce9"/>
          <table:table-cell table:number-columns-repeated="16365"/>
        </table:table-row>
        <table:table-row table:style-name="ro1">
          <table:table-cell table:number-columns-repeated="18"/>
          <table:table-cell office:value-type="string" office:string-value="" table:formula="of:=IF([.R20]=[.M20];&quot;&quot;;&quot;R&quot;)" table:style-name="ce9"/>
          <table:table-cell table:number-columns-repeated="16365"/>
        </table:table-row>
        <table:table-row table:style-name="ro1">
          <table:table-cell table:number-columns-repeated="18"/>
          <table:table-cell office:value-type="string" office:string-value="" table:formula="of:=IF([.R21]=[.M21];&quot;&quot;;&quot;R&quot;)" table:style-name="ce9"/>
          <table:table-cell table:number-columns-repeated="16365"/>
        </table:table-row>
        <table:table-row table:style-name="ro1">
          <table:table-cell table:number-columns-repeated="18"/>
          <table:table-cell office:value-type="string" office:string-value="" table:formula="of:=IF([.R22]=[.M22];&quot;&quot;;&quot;R&quot;)" table:style-name="ce9"/>
          <table:table-cell table:number-columns-repeated="16365"/>
        </table:table-row>
        <table:table-row table:style-name="ro1">
          <table:table-cell table:number-columns-repeated="18"/>
          <table:table-cell office:value-type="string" office:string-value="" table:formula="of:=IF([.R23]=[.M23];&quot;&quot;;&quot;R&quot;)" table:style-name="ce9"/>
          <table:table-cell table:number-columns-repeated="16365"/>
        </table:table-row>
        <table:table-row table:style-name="ro1">
          <table:table-cell table:number-columns-repeated="18"/>
          <table:table-cell office:value-type="string" office:string-value="" table:formula="of:=IF([.R24]=[.M24];&quot;&quot;;&quot;R&quot;)" table:style-name="ce9"/>
          <table:table-cell table:number-columns-repeated="16365"/>
        </table:table-row>
        <table:table-row table:style-name="ro1">
          <table:table-cell table:number-columns-repeated="18"/>
          <table:table-cell office:value-type="string" office:string-value="" table:formula="of:=IF([.R25]=[.M25];&quot;&quot;;&quot;R&quot;)" table:style-name="ce9"/>
          <table:table-cell table:number-columns-repeated="16365"/>
        </table:table-row>
        <table:table-row table:style-name="ro1">
          <table:table-cell table:number-columns-repeated="18"/>
          <table:table-cell office:value-type="string" office:string-value="" table:formula="of:=IF([.R26]=[.M26];&quot;&quot;;&quot;R&quot;)" table:style-name="ce9"/>
          <table:table-cell table:number-columns-repeated="16365"/>
        </table:table-row>
        <table:table-row table:style-name="ro1">
          <table:table-cell table:number-columns-repeated="18"/>
          <table:table-cell office:value-type="string" office:string-value="" table:formula="of:=IF([.R27]=[.M27];&quot;&quot;;&quot;R&quot;)" table:style-name="ce9"/>
          <table:table-cell table:number-columns-repeated="16365"/>
        </table:table-row>
        <table:table-row table:style-name="ro1">
          <table:table-cell table:number-columns-repeated="18"/>
          <table:table-cell office:value-type="string" office:string-value="" table:formula="of:=IF([.R28]=[.M28];&quot;&quot;;&quot;R&quot;)" table:style-name="ce9"/>
          <table:table-cell table:number-columns-repeated="16365"/>
        </table:table-row>
        <table:table-row table:style-name="ro1">
          <table:table-cell table:number-columns-repeated="18"/>
          <table:table-cell office:value-type="string" office:string-value="" table:formula="of:=IF([.R29]=[.M29];&quot;&quot;;&quot;R&quot;)" table:style-name="ce9"/>
          <table:table-cell table:number-columns-repeated="16365"/>
        </table:table-row>
        <table:table-row table:style-name="ro1">
          <table:table-cell table:number-columns-repeated="18"/>
          <table:table-cell office:value-type="string" office:string-value="" table:formula="of:=IF([.R30]=[.M30];&quot;&quot;;&quot;R&quot;)" table:style-name="ce9"/>
          <table:table-cell table:number-columns-repeated="16365"/>
        </table:table-row>
        <table:table-row table:style-name="ro1">
          <table:table-cell table:number-columns-repeated="18"/>
          <table:table-cell office:value-type="string" office:string-value="" table:formula="of:=IF([.R31]=[.M31];&quot;&quot;;&quot;R&quot;)" table:style-name="ce9"/>
          <table:table-cell table:number-columns-repeated="16365"/>
        </table:table-row>
        <table:table-row table:style-name="ro1">
          <table:table-cell table:number-columns-repeated="18"/>
          <table:table-cell office:value-type="string" office:string-value="" table:formula="of:=IF([.R32]=[.M32];&quot;&quot;;&quot;R&quot;)" table:style-name="ce9"/>
          <table:table-cell table:number-columns-repeated="16365"/>
        </table:table-row>
        <table:table-row table:style-name="ro1">
          <table:table-cell table:number-columns-repeated="18"/>
          <table:table-cell office:value-type="string" office:string-value="" table:formula="of:=IF([.R33]=[.M33];&quot;&quot;;&quot;R&quot;)" table:style-name="ce9"/>
          <table:table-cell table:number-columns-repeated="16365"/>
        </table:table-row>
        <table:table-row table:style-name="ro1">
          <table:table-cell table:number-columns-repeated="18"/>
          <table:table-cell office:value-type="string" office:string-value="" table:formula="of:=IF([.R34]=[.M34];&quot;&quot;;&quot;R&quot;)" table:style-name="ce9"/>
          <table:table-cell table:number-columns-repeated="16365"/>
        </table:table-row>
        <table:table-row table:style-name="ro1">
          <table:table-cell table:number-columns-repeated="18"/>
          <table:table-cell office:value-type="string" office:string-value="" table:formula="of:=IF([.R35]=[.M35];&quot;&quot;;&quot;R&quot;)" table:style-name="ce9"/>
          <table:table-cell table:number-columns-repeated="16365"/>
        </table:table-row>
        <table:table-row table:style-name="ro1">
          <table:table-cell table:number-columns-repeated="18"/>
          <table:table-cell office:value-type="string" office:string-value="" table:formula="of:=IF([.R36]=[.M36];&quot;&quot;;&quot;R&quot;)" table:style-name="ce9"/>
          <table:table-cell table:number-columns-repeated="16365"/>
        </table:table-row>
        <table:table-row table:style-name="ro1">
          <table:table-cell table:number-columns-repeated="18"/>
          <table:table-cell office:value-type="string" office:string-value="" table:formula="of:=IF([.R37]=[.M37];&quot;&quot;;&quot;R&quot;)" table:style-name="ce9"/>
          <table:table-cell table:number-columns-repeated="16365"/>
        </table:table-row>
        <table:table-row table:style-name="ro1">
          <table:table-cell table:number-columns-repeated="18"/>
          <table:table-cell office:value-type="string" office:string-value="" table:formula="of:=IF([.R38]=[.M38];&quot;&quot;;&quot;R&quot;)" table:style-name="ce9"/>
          <table:table-cell table:number-columns-repeated="16365"/>
        </table:table-row>
        <table:table-row table:style-name="ro1">
          <table:table-cell table:number-columns-repeated="18"/>
          <table:table-cell office:value-type="string" office:string-value="" table:formula="of:=IF([.R39]=[.M39];&quot;&quot;;&quot;R&quot;)" table:style-name="ce9"/>
          <table:table-cell table:number-columns-repeated="16365"/>
        </table:table-row>
        <table:table-row table:style-name="ro1">
          <table:table-cell table:number-columns-repeated="18"/>
          <table:table-cell office:value-type="string" office:string-value="" table:formula="of:=IF([.R40]=[.M40];&quot;&quot;;&quot;R&quot;)" table:style-name="ce9"/>
          <table:table-cell table:number-columns-repeated="16365"/>
        </table:table-row>
        <table:table-row table:style-name="ro1">
          <table:table-cell table:number-columns-repeated="18"/>
          <table:table-cell office:value-type="string" office:string-value="" table:formula="of:=IF([.R41]=[.M41];&quot;&quot;;&quot;R&quot;)" table:style-name="ce9"/>
          <table:table-cell table:number-columns-repeated="16365"/>
        </table:table-row>
        <table:table-row table:style-name="ro1">
          <table:table-cell table:number-columns-repeated="18"/>
          <table:table-cell office:value-type="string" office:string-value="" table:formula="of:=IF([.R42]=[.M42];&quot;&quot;;&quot;R&quot;)" table:style-name="ce9"/>
          <table:table-cell table:number-columns-repeated="16365"/>
        </table:table-row>
        <table:table-row table:style-name="ro1">
          <table:table-cell table:number-columns-repeated="18"/>
          <table:table-cell office:value-type="string" office:string-value="" table:formula="of:=IF([.R43]=[.M43];&quot;&quot;;&quot;R&quot;)" table:style-name="ce9"/>
          <table:table-cell table:number-columns-repeated="16365"/>
        </table:table-row>
        <table:table-row table:style-name="ro1">
          <table:table-cell table:number-columns-repeated="18"/>
          <table:table-cell office:value-type="string" office:string-value="" table:formula="of:=IF([.R44]=[.M44];&quot;&quot;;&quot;R&quot;)" table:style-name="ce9"/>
          <table:table-cell table:number-columns-repeated="16365"/>
        </table:table-row>
        <table:table-row table:style-name="ro1">
          <table:table-cell table:number-columns-repeated="18"/>
          <table:table-cell office:value-type="string" office:string-value="" table:formula="of:=IF([.R45]=[.M45];&quot;&quot;;&quot;R&quot;)" table:style-name="ce9"/>
          <table:table-cell table:number-columns-repeated="16365"/>
        </table:table-row>
        <table:table-row table:style-name="ro1">
          <table:table-cell table:number-columns-repeated="18"/>
          <table:table-cell office:value-type="string" office:string-value="" table:formula="of:=IF([.R46]=[.M46];&quot;&quot;;&quot;R&quot;)" table:style-name="ce9"/>
          <table:table-cell table:number-columns-repeated="16365"/>
        </table:table-row>
        <table:table-row table:style-name="ro1">
          <table:table-cell table:number-columns-repeated="18"/>
          <table:table-cell office:value-type="string" office:string-value="" table:formula="of:=IF([.R47]=[.M47];&quot;&quot;;&quot;R&quot;)" table:style-name="ce9"/>
          <table:table-cell table:number-columns-repeated="16365"/>
        </table:table-row>
        <table:table-row table:style-name="ro1">
          <table:table-cell table:number-columns-repeated="18"/>
          <table:table-cell office:value-type="string" office:string-value="" table:formula="of:=IF([.R48]=[.M48];&quot;&quot;;&quot;R&quot;)" table:style-name="ce9"/>
          <table:table-cell table:number-columns-repeated="16365"/>
        </table:table-row>
        <table:table-row table:style-name="ro1">
          <table:table-cell table:number-columns-repeated="18"/>
          <table:table-cell office:value-type="string" office:string-value="" table:formula="of:=IF([.R49]=[.M49];&quot;&quot;;&quot;R&quot;)" table:style-name="ce9"/>
          <table:table-cell table:number-columns-repeated="16365"/>
        </table:table-row>
        <table:table-row table:style-name="ro1">
          <table:table-cell table:number-columns-repeated="18"/>
          <table:table-cell office:value-type="string" office:string-value="" table:formula="of:=IF([.R50]=[.M50];&quot;&quot;;&quot;R&quot;)" table:style-name="ce9"/>
          <table:table-cell table:number-columns-repeated="16365"/>
        </table:table-row>
        <table:table-row table:style-name="ro1">
          <table:table-cell table:number-columns-repeated="18"/>
          <table:table-cell office:value-type="string" office:string-value="" table:formula="of:=IF([.R51]=[.M51];&quot;&quot;;&quot;R&quot;)" table:style-name="ce9"/>
          <table:table-cell table:number-columns-repeated="16365"/>
        </table:table-row>
        <table:table-row table:style-name="ro1">
          <table:table-cell table:number-columns-repeated="18"/>
          <table:table-cell office:value-type="string" office:string-value="" table:formula="of:=IF([.R52]=[.M52];&quot;&quot;;&quot;R&quot;)" table:style-name="ce9"/>
          <table:table-cell table:number-columns-repeated="16365"/>
        </table:table-row>
        <table:table-row table:style-name="ro1">
          <table:table-cell table:number-columns-repeated="18"/>
          <table:table-cell office:value-type="string" office:string-value="" table:formula="of:=IF([.R53]=[.M53];&quot;&quot;;&quot;R&quot;)" table:style-name="ce9"/>
          <table:table-cell table:number-columns-repeated="16365"/>
        </table:table-row>
        <table:table-row table:style-name="ro1">
          <table:table-cell table:number-columns-repeated="18"/>
          <table:table-cell office:value-type="string" office:string-value="" table:formula="of:=IF([.R54]=[.M54];&quot;&quot;;&quot;R&quot;)" table:style-name="ce9"/>
          <table:table-cell table:number-columns-repeated="16365"/>
        </table:table-row>
        <table:table-row table:style-name="ro1">
          <table:table-cell table:number-columns-repeated="18"/>
          <table:table-cell office:value-type="string" office:string-value="" table:formula="of:=IF([.R55]=[.M55];&quot;&quot;;&quot;R&quot;)" table:style-name="ce9"/>
          <table:table-cell table:number-columns-repeated="16365"/>
        </table:table-row>
        <table:table-row table:number-rows-repeated="1048521" table:style-name="ro1">
          <table:table-cell table:number-columns-repeated="16384"/>
        </table:table-row>
        <table:named-expressions>
          <table:named-range table:name="OOR_Overdue_1_V1_2" table:cell-range-address="Tabelle1.$B$3:Tabelle1.$W$3" table:base-cell-address="Tabelle1.$A$1"/>
        </table:named-expressions>
      </table:table>
      <table:table table:name="Hoja1" table:style-name="ta2">
        <table:table-column table:style-name="co1" table:number-columns-repeated="10" table:default-cell-style-name="ce1"/>
        <table:table-column table:style-name="co3" table:default-cell-style-name="ce1"/>
        <table:table-column table:style-name="co1" table:number-columns-repeated="16373" table:default-cell-style-name="ce1"/>
        <table:table-row table:style-name="ro3">
          <table:table-cell table:style-name="ce1"/>
          <table:table-cell office:value-type="string" table:style-name="ce13">
            <text:p>IfgNo</text:p>
          </table:table-cell>
          <table:table-cell office:value-type="string" table:style-name="ce13">
            <text:p>PONo</text:p>
          </table:table-cell>
          <table:table-cell office:value-type="string" table:style-name="ce13">
            <text:p>POLine</text:p>
          </table:table-cell>
          <table:table-cell office:value-type="string" table:style-name="ce13">
            <text:p>DueDate</text:p>
          </table:table-cell>
          <table:table-cell office:value-type="string" table:style-name="ce13">
            <text:p>PartNumber</text:p>
          </table:table-cell>
          <table:table-cell office:value-type="string" table:style-name="ce13">
            <text:p>OriginalOrder</text:p>
          </table:table-cell>
          <table:table-cell office:value-type="string" table:style-name="ce13">
            <text:p>TotalShipped</text:p>
          </table:table-cell>
          <table:table-cell office:value-type="string" table:style-name="ce13">
            <text:p>Balance</text:p>
          </table:table-cell>
          <table:table-cell office:value-type="string" table:style-name="ce13">
            <text:p>FechaRequerida</text:p>
          </table:table-cell>
          <table:table-cell office:value-type="string" table:style-name="ce13">
            <text:p>PartNumberTSS</text:p>
          </table:table-cell>
          <table:table-cell table:number-columns-repeated="16373" table:style-name="ce1"/>
        </table:table-row>
        <table:table-row table:style-name="ro3">
          <table:table-cell office:value-type="string" office:string-value="144359113" table:formula="of:=CONCATENATE([.C2];[.D2])" table:style-name="ce18">
            <text:p>144359113</text:p>
          </table:table-cell>
          <table:table-cell office:value-type="float" office:value="42812" table:style-name="ce14">
            <text:p>42812</text:p>
          </table:table-cell>
          <table:table-cell office:value-type="string" table:style-name="ce15">
            <text:p>1443591</text:p>
          </table:table-cell>
          <table:table-cell office:value-type="string" table:style-name="ce15">
            <text:p>13</text:p>
          </table:table-cell>
          <table:table-cell office:value-type="date" office:date-value="2022-07-07T00:00:00" table:style-name="ce16">
            <text:p>7-Jul-22</text:p>
          </table:table-cell>
          <table:table-cell office:value-type="string" table:style-name="ce15">
            <text:p>O119WU7T1</text:p>
          </table:table-cell>
          <table:table-cell office:value-type="float" office:value="30000" table:style-name="ce14">
            <text:p>30000</text:p>
          </table:table-cell>
          <table:table-cell office:value-type="float" office:value="21657" table:style-name="ce14">
            <text:p>21657</text:p>
          </table:table-cell>
          <table:table-cell office:value-type="float" office:value="8343" table:style-name="ce17">
            <text:p>8343</text:p>
          </table:table-cell>
          <table:table-cell office:value-type="date" office:date-value="2022-07-12T00:00:00" table:style-name="ce16">
            <text:p>12-Jul-22</text:p>
          </table:table-cell>
          <table:table-cell office:value-type="string" table:style-name="ce15">
            <text:p>ORAR00119-WU7T1</text:p>
          </table:table-cell>
          <table:table-cell office:value-type="float" office:value="8343" table:formula="of:=VLOOKUP([.A2];[Tabelle1.$A$3:.$M$3];13;0)" table:style-name="ce1">
            <text:p>8343</text:p>
          </table:table-cell>
          <table:table-cell office:value-type="string" office:string-value="" table:formula="of:=IF([.L2]=[.I2];&quot;&quot;;&quot;R&quot;)" table:style-name="ce1"/>
          <table:table-cell table:number-columns-repeated="16371"/>
        </table:table-row>
        <table:table-row table:style-name="ro3">
          <table:table-cell table:style-name="ce1"/>
          <table:table-cell table:style-name="ce14"/>
          <table:table-cell table:number-columns-repeated="2" table:style-name="ce15"/>
          <table:table-cell table:style-name="ce16"/>
          <table:table-cell table:style-name="ce15"/>
          <table:table-cell table:number-columns-repeated="2" table:style-name="ce14"/>
          <table:table-cell table:style-name="ce17"/>
          <table:table-cell table:style-name="ce16"/>
          <table:table-cell table:style-name="ce15"/>
          <table:table-cell table:number-columns-repeated="16373" table:style-name="ce1"/>
        </table:table-row>
        <table:table-row table:number-rows-repeated="13" table:style-name="ro3">
          <table:table-cell table:style-name="ce1"/>
          <table:table-cell table:style-name="ce14"/>
          <table:table-cell table:number-columns-repeated="2" table:style-name="ce15"/>
          <table:table-cell table:style-name="ce16"/>
          <table:table-cell table:style-name="ce15"/>
          <table:table-cell table:number-columns-repeated="3" table:style-name="ce14"/>
          <table:table-cell table:style-name="ce16"/>
          <table:table-cell table:style-name="ce15"/>
          <table:table-cell table:number-columns-repeated="16373" table:style-name="ce1"/>
        </table:table-row>
        <table:table-row table:number-rows-repeated="26" table:style-name="ro3">
          <table:table-cell/>
          <table:table-cell table:style-name="ce14"/>
          <table:table-cell table:number-columns-repeated="2" table:style-name="ce15"/>
          <table:table-cell table:style-name="ce16"/>
          <table:table-cell table:style-name="ce15"/>
          <table:table-cell table:number-columns-repeated="3" table:style-name="ce14"/>
          <table:table-cell table:style-name="ce16"/>
          <table:table-cell table:style-name="ce15"/>
          <table:table-cell table:number-columns-repeated="16373"/>
        </table:table-row>
        <table:table-row table:number-rows-repeated="1048534" table:style-name="ro1">
          <table:table-cell table:number-columns-repeated="16384"/>
        </table:table-row>
      </table:table>
      <table:table table:name="'file:///C:/Users/agomez/AppData/Local/Microsoft/Windows/INetCache/Content.Outlook/QVUASS6W/Overdue%20-%20Early%20Warning%20Report%20by%20Supplier%20OOEW_2014_All_DB.xlsm'#Navigator_Overdue" table:style-name="ta3">
        <table:table-source xlink:href="file:///C:/Users/agomez/AppData/Local/Microsoft/Windows/INetCache/Content.Outlook/QVUASS6W/Overdue%20-%20Early%20Warning%20Report%20by%20Supplier%20OOEW_2014_All_DB.xlsm" table:table-name="Navigator_Overdue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agomez/AppData/Local/Microsoft/Windows/INetCache/Content.Outlook/QVUASS6W/Overdue%20-%20Early%20Warning%20Report%20by%20Supplier%20OOEW_2014_All_DB.xlsm'#Navigator_Early" table:style-name="ta3">
        <table:table-source xlink:href="file:///C:/Users/agomez/AppData/Local/Microsoft/Windows/INetCache/Content.Outlook/QVUASS6W/Overdue%20-%20Early%20Warning%20Report%20by%20Supplier%20OOEW_2014_All_DB.xlsm" table:table-name="Navigator_Early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agomez/AppData/Local/Microsoft/Windows/INetCache/Content.Outlook/QVUASS6W/Overdue%20-%20Early%20Warning%20Report%20by%20Supplier%20OOEW_2014_All_DB.xlsm'#Data_Overdue" table:style-name="ta3">
        <table:table-source xlink:href="file:///C:/Users/agomez/AppData/Local/Microsoft/Windows/INetCache/Content.Outlook/QVUASS6W/Overdue%20-%20Early%20Warning%20Report%20by%20Supplier%20OOEW_2014_All_DB.xlsm" table:table-name="Data_Overdue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agomez/AppData/Local/Microsoft/Windows/INetCache/Content.Outlook/QVUASS6W/Overdue%20-%20Early%20Warning%20Report%20by%20Supplier%20OOEW_2014_All_DB.xlsm'#Data_Early" table:style-name="ta3">
        <table:table-source xlink:href="file:///C:/Users/agomez/AppData/Local/Microsoft/Windows/INetCache/Content.Outlook/QVUASS6W/Overdue%20-%20Early%20Warning%20Report%20by%20Supplier%20OOEW_2014_All_DB.xlsm" table:table-name="Data_Early" table:mode="copy-results-only"/>
        <table:table-column/>
        <table:table-row table:number-rows-repeated="1048576">
          <table:table-cell table:number-columns-repeated="16384"/>
        </table:table-row>
      </table:table>
      <table:database-ranges>
        <table:database-range table:target-range-address="Tabelle1.B3:Tabelle1.W3" table:on-update-keep-size="false" table:on-update-keep-styles="true" table:refresh-delay="false">
          <table:database-source-sql table:database-name="DSN=All DB Live;SYSTEM=BUSAK0;DBQ=CCPRDDTA CCPRDCOM CCPRDCLD;DFTPKGLIB=QGPL;LANGUAGEID=ENU;PKG=QGPL/DEFAULT(IBM),2,0,1,0,512;DESC=JDE Cum 12 Live;XDYNAMIC=0;TRANSLATE=1;CONNTYPE=2;" table:sql-statement="SELECT F55WH6EX.EXMCU, F55WH6EX.EXDCTO, F55WH6EX.EXDOCO, F55WH6EX.EXLIN1, F55WH6EX.EXVR01, F55WH6EX.EXITM, F55WH6EX.EXLITM, F55WH6EX.EXAITM, F55WH6EX.EXVITM, F55WH6EX.EXUORG, F55WH6EX.EXUREC, F55WH6EX.EXOPEN, F55WH6EX.EXDRQJ, F55WH6EX.EXPDDJ, F55WH6EX.EXPDDW, F55WH6EX.EXCALJ, ' ', ' ', concat('OOR ',EXDATE),F55WH6EX.EXVR02&#10;FROM BUSAK0.CCACQRY.CPOVERDUE F55WH6EX&#10;WHERE (F55WH6EX.EXAN8=?)&#10;ORDER BY substr(F55WH6EX.EXPDDJ,7,2), substr(F55WH6EX.EXPDDJ,4,2), substr(F55WH6EX.EXPDDJ,1,2), F55WH6EX.EXLITM, F55WH6EX.EXDOCO, F55WH6EX.EXLIN1"/>
        </table:database-range>
        <table:database-range table:target-range-address="Hoja1.B2:Hoja1.K220" table:contains-header="false">
          <table:sort>
            <table:sort-by table:field-number="8"/>
            <table:sort-by table:field-number="4"/>
          </table:sort>
        </table:database-range>
        <table:database-range table:target-range-address="Hoja1.B1:Hoja1.K1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MS Sans Serif" svg:font-family="&quot;MS Sans Serif&quot;"/>
    <style:font-face style:name="Arial" svg:font-family="Arial"/>
  </office:font-face-decls>
  <office:styles>
    <number:number-style style:name="N0">
      <number:number number:min-integer-digits="1"/>
    </number:number-style>
    <number:date-style style:name="N19">
      <number:month/>
      <number:text>/</number:text>
      <number:day/>
      <number:text>/</number:text>
      <number:year number:style="long"/>
    </number:date-style>
    <number:date-style style:name="N20">
      <number:day/>
      <number:text>-</number:text>
      <number:month number:textual="true"/>
      <number:text>-</number:text>
      <number:year/>
    </number:date-style>
    <number:number-style style:name="N36P0">
      <number:number number:decimal-places="0" number:min-integer-digits="1" number:grouping="true">
        <number:embedded-text number:position="0"> </number:embedded-text>
      </number:number>
    </number:number-style>
    <number:number-style style:name="N36">
      <style:text-properties fo:color="#FF0000"/>
      <number:text>-</number:text>
      <number:number number:decimal-places="0" number:min-integer-digits="1" number:grouping="true">
        <number:embedded-text number:position="0"> </number:embedded-text>
      </number:number>
      <style:map style:condition="value()&gt;=0" style:apply-style-name="N36P0"/>
    </number:number-style>
    <style:style style:name="Buena" style:family="table-cell" style:data-style-name="N0">
      <style:table-cell-properties fo:background-color="#C6EFCE"/>
      <style:text-properties fo:color="#0061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Hoja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Florian Schultz</meta:initial-creator>
    <dc:creator>Oscar García Aguilar</dc:creator>
    <meta:creation-date>2022-07-14T07:44:07Z</meta:creation-date>
    <dc:date>2022-07-21T20:02:37Z</dc:date>
    <meta:editing-duration>PT0S</meta:editing-duration>
  </office:meta>
</office:document-meta>
</file>